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9eaee" officeooo:paragraph-rsid="0019eaee"/>
    </style:style>
    <style:style style:name="P2" style:family="paragraph" style:parent-style-name="Standard">
      <style:paragraph-properties fo:text-align="start" style:justify-single-word="false"/>
      <style:text-properties fo:font-size="11pt" fo:font-style="italic" officeooo:rsid="0019eaee" officeooo:paragraph-rsid="0019eaee" style:font-size-asian="11pt" style:font-style-asian="italic" style:font-size-complex="11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1pt" fo:font-style="italic" officeooo:rsid="001b8c4c" officeooo:paragraph-rsid="001b8c4c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19eaee" officeooo:paragraph-rsid="0019eaee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officeooo:rsid="0019eaee" officeooo:paragraph-rsid="0019eaee" style:font-size-asian="28pt" style:font-style-asian="italic" style:font-size-complex="28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a8162" officeooo:paragraph-rsid="001a816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b8c4c" officeooo:paragraph-rsid="001b8c4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1b8c4c" officeooo:paragraph-rsid="0024500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b8c4c" officeooo:paragraph-rsid="00284e09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1b8c4c" officeooo:paragraph-rsid="0029da97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1b8c4c" officeooo:paragraph-rsid="00335ae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8c4c" officeooo:paragraph-rsid="003aab4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8c4c" officeooo:paragraph-rsid="003cc62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8c4c" officeooo:paragraph-rsid="003df3a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style:text-underline-style="none" fo:font-weight="bold" officeooo:rsid="001a8162" officeooo:paragraph-rsid="001a8162" style:font-size-asian="13pt" style:font-weight-asian="bold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304988" officeooo:paragraph-rsid="00304988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304988" officeooo:paragraph-rsid="00335ae9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31b2b7" officeooo:paragraph-rsid="0031b2b7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31b2b7" officeooo:paragraph-rsid="00335ae9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335ae9" officeooo:paragraph-rsid="00335ae9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34f60b" officeooo:paragraph-rsid="0034f60b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386477" officeooo:paragraph-rsid="00386477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304988" officeooo:paragraph-rsid="00304988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304988" officeooo:paragraph-rsid="00335ae9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officeooo:rsid="0031b2b7" officeooo:paragraph-rsid="004497bc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officeooo:rsid="001b8c4c" officeooo:paragraph-rsid="00403a6d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8c4c" officeooo:paragraph-rsid="003aab4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style:text-underline-style="none" officeooo:rsid="001a8162" officeooo:paragraph-rsid="001a8162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fo:font-size="13pt" style:text-underline-style="none" fo:font-weight="bold" officeooo:rsid="001a8162" officeooo:paragraph-rsid="001a8162" style:font-size-asian="13pt" style:font-weight-asian="bold" style:font-size-complex="13pt" style:font-weight-complex="bold"/>
    </style:style>
    <style:style style:name="T1" style:family="text">
      <style:text-properties officeooo:rsid="001b8c4c"/>
    </style:style>
    <style:style style:name="T2" style:family="text">
      <style:text-properties officeooo:rsid="001bd56c"/>
    </style:style>
    <style:style style:name="T3" style:family="text">
      <style:text-properties officeooo:rsid="001e117d"/>
    </style:style>
    <style:style style:name="T4" style:family="text">
      <style:text-properties officeooo:rsid="002150d6"/>
    </style:style>
    <style:style style:name="T5" style:family="text">
      <style:text-properties officeooo:rsid="0025d197"/>
    </style:style>
    <style:style style:name="T6" style:family="text">
      <style:text-properties officeooo:rsid="00284e09"/>
    </style:style>
    <style:style style:name="T7" style:family="text">
      <style:text-properties officeooo:rsid="0031b2b7"/>
    </style:style>
    <style:style style:name="T8" style:family="text">
      <style:text-properties officeooo:rsid="0034f60b"/>
    </style:style>
    <style:style style:name="T9" style:family="text">
      <style:text-properties officeooo:rsid="003677e1"/>
    </style:style>
    <style:style style:name="T10" style:family="text">
      <style:text-properties officeooo:rsid="00386477"/>
    </style:style>
    <style:style style:name="T11" style:family="text">
      <style:text-properties officeooo:rsid="0038f5f3"/>
    </style:style>
    <style:style style:name="T12" style:family="text">
      <style:text-properties officeooo:rsid="003aab4f"/>
    </style:style>
    <style:style style:name="T13" style:family="text">
      <style:text-properties officeooo:rsid="003df3ad"/>
    </style:style>
    <style:style style:name="T1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ncent Rinaldi<text:tab/><text:tab/><text:tab/><text:tab/><text:tab/><text:tab/><text:tab/><text:tab/><text:tab/><text:tab/><text:tab/> <text:s text:c="2"/>239759 IC</text:p>
      <text:p text:style-name="P3">Introduction to Multiprocessor Architecture<text:tab/><text:tab/><text:tab/><text:tab/><text:tab/><text:tab/><text:tab/> <text:s text:c="7"/>Project</text:p>
      <text:p text:style-name="P1"/>
      <text:p text:style-name="P1"/>
      <text:p text:style-name="P5">Report</text:p>
      <text:p text:style-name="P1"/>
      <text:p text:style-name="P4">Assig<text:span text:style-name="T2">n</text:span>ment 1</text:p>
      <text:p text:style-name="P4"/>
      <text:p text:style-name="P15"/>
      <text:p text:style-name="P15">1- <text:tab/>Explain how you solved each problem (of Parts 1 &amp; 2) in a parallel fashion, what <text:tab/>parts of the program remain serialized, and how will performance improve with <text:tab/>parallelization in the context of Amdahl’s Law. Feel free to roughly estimate the <text:tab/>speedup you expect, and you don’t need to provide real run-times for this task. <text:tab/>The purpose of the exercise is to get you t<text:span text:style-name="T1">o </text:span>reason about the speedup of the <text:tab/>program based on how you parallelized it. </text:p>
      <text:p text:style-name="P6"/>
      <text:p text:style-name="P7">A. : <text:tab/><text:span text:style-name="T3">Both problems have been solved using the same method : we used the « for » directive with <text:tab/>the « reduction » clause. We didn't use the combined « parallel - for » directive as we wanted <text:tab/>to get an unique « rand_gen » value for each thread with the « init_rand() » function before <text:tab/>calling the « for » loop. Reduction at the end will sum every computations of each thread, <text:tab/>these ones having run on a different set of points from the given sample. To get the different <text:tab/>values for the generated points to calculate PI, we simply used the « next_rand » function <text:tab/>because we want random values between 0 and 1, as this function does. For the generated <text:tab/>points used to calculate the integral, to get values inside the given interval, we still used the <text:tab/>« next_rand » function, but inside a tricky formula which is « a + next_rand * (b - a) », so <text:tab/>we can get random values inside the interval [a;b].</text:span></text:p>
      <text:p text:style-name="P7"/>
      <text:p text:style-name="P26"><text:tab/><text:span text:style-name="T4">The only parts of the programs that remain serialized are the main execution block and the <text:tab/>auxiliary functions that were already implemented. Concerning the functions we had to <text:tab/>implement, the only serialized parts are when we simply declare our variables just before the <text:tab/>parallelization clause, and just after the parallelization block end, when we calculate our <text:tab/>final variable (PI, or the integral) using the known formula for each of them, with the <text:tab/>calculated sum of areas (for the integral), or the incremented counter of inside-points (for <text:tab/>PI). Then both of these two functions are mostly parallelized.</text:span></text:p>
      <text:p text:style-name="P8"/>
      <text:p text:style-name="P9"><text:tab/><text:span text:style-name="T5">In the context of Amdahl's law, and according to its formula for the theoretical speedup, the <text:tab/>more the proportion of the whole task, occupied by the part of the task benefiting from <text:tab/>improved resources, is large, the more the theoretical speedup of the execution of the whole <text:tab/>task increases.</text:span></text:p>
      <text:p text:style-name="P9"/>
      <text:p text:style-name="P10"><text:tab/><text:span text:style-name="T6">In our code, for each program, the great majority of the execution time resides in the <text:tab/>« calculate_pi » and the « integrate » functions, which benefits from improved resources <text:tab/>(parallelization). We then can roughly consider that the theoretical speedup will be <text:tab/>proportional to the speedup of the part of the task that benefits from improved system <text:tab/>resources, which, we would think, tends to increase if we provide more threads to be <text:tab/>running in parallel during the execution.</text:span></text:p>
      <text:p text:style-name="P10"/>
      <text:p text:style-name="P10"/>
      <text:p text:style-name="P10"/>
      <text:p text:style-name="P28"><text:soft-page-break/><text:span text:style-name="T14">2- <text:tab/>In a table, present the execution times, and speedups over the single threaded <text:tab/>version, you <text:tab/>measured for the following set of thread counts <text:tab/>{1,2,4,8,16,32,48,64}. Run all of your results on the SCITAS cluster using the <text:tab/>job <text:tab/>submission system explained in the exercise session, as well as the link on the <text:tab/>course webpage. </text:span></text:p>
      <text:p text:style-name="P7"/>
      <text:p text:style-name="P7">A. : <text:tab/><text:span text:style-name="T7">Table of results for pi.c program with a sample of 500000000 points :</text:span></text:p>
      <text:p text:style-name="P7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6">Number of threads</text:p>
          </table:table-cell>
          <table:table-cell table:style-name="Tableau1.A1" office:value-type="string">
            <text:p text:style-name="P16">Execution time <text:span text:style-name="T7">(in seconds)</text:span></text:p>
          </table:table-cell>
          <table:table-cell table:style-name="Tableau1.C1" office:value-type="string">
            <text:p text:style-name="P23">Speedup over single threaded version</text:p>
          </table:table-cell>
        </table:table-row>
        <table:table-row>
          <table:table-cell table:style-name="Tableau1.A2" office:value-type="string">
            <text:p text:style-name="P16">1</text:p>
          </table:table-cell>
          <table:table-cell table:style-name="Tableau1.A2" office:value-type="string">
            <text:p text:style-name="P18">6.90<text:span text:style-name="T9">6</text:span></text:p>
          </table:table-cell>
          <table:table-cell table:style-name="Tableau1.C2" office:value-type="string">
            <text:p text:style-name="P20">1</text:p>
          </table:table-cell>
        </table:table-row>
        <table:table-row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8">3.46<text:span text:style-name="T9">1</text:span></text:p>
          </table:table-cell>
          <table:table-cell table:style-name="Tableau1.C2" office:value-type="string">
            <text:p text:style-name="P20">1.99<text:span text:style-name="T9">5</text:span></text:p>
          </table:table-cell>
        </table:table-row>
        <table:table-row>
          <table:table-cell table:style-name="Tableau1.A2" office:value-type="string">
            <text:p text:style-name="P16">4</text:p>
          </table:table-cell>
          <table:table-cell table:style-name="Tableau1.A2" office:value-type="string">
            <text:p text:style-name="P18">1.80<text:span text:style-name="T9">4</text:span></text:p>
          </table:table-cell>
          <table:table-cell table:style-name="Tableau1.C2" office:value-type="string">
            <text:p text:style-name="P20">3.8<text:span text:style-name="T9">28</text:span></text:p>
          </table:table-cell>
        </table:table-row>
        <table:table-row>
          <table:table-cell table:style-name="Tableau1.A2" office:value-type="string">
            <text:p text:style-name="P16">8</text:p>
          </table:table-cell>
          <table:table-cell table:style-name="Tableau1.A2" office:value-type="string">
            <text:p text:style-name="P18">0.96<text:span text:style-name="T9">06</text:span></text:p>
          </table:table-cell>
          <table:table-cell table:style-name="Tableau1.C2" office:value-type="string">
            <text:p text:style-name="P20">7.1<text:span text:style-name="T10">89</text:span></text:p>
          </table:table-cell>
        </table:table-row>
        <table:table-row>
          <table:table-cell table:style-name="Tableau1.A2" office:value-type="string">
            <text:p text:style-name="P16">16</text:p>
          </table:table-cell>
          <table:table-cell table:style-name="Tableau1.A2" office:value-type="string">
            <text:p text:style-name="P18">0.492<text:span text:style-name="T9">6</text:span></text:p>
          </table:table-cell>
          <table:table-cell table:style-name="Tableau1.C2" office:value-type="string">
            <text:p text:style-name="P20">14.0<text:span text:style-name="T10">19</text:span></text:p>
          </table:table-cell>
        </table:table-row>
        <table:table-row>
          <table:table-cell table:style-name="Tableau1.A2" office:value-type="string">
            <text:p text:style-name="P16">32</text:p>
          </table:table-cell>
          <table:table-cell table:style-name="Tableau1.A2" office:value-type="string">
            <text:p text:style-name="P18">0.4309</text:p>
          </table:table-cell>
          <table:table-cell table:style-name="Tableau1.C2" office:value-type="string">
            <text:p text:style-name="P20">16.02<text:span text:style-name="T10">6</text:span></text:p>
          </table:table-cell>
        </table:table-row>
        <table:table-row>
          <table:table-cell table:style-name="Tableau1.A2" office:value-type="string">
            <text:p text:style-name="P16">48</text:p>
          </table:table-cell>
          <table:table-cell table:style-name="Tableau1.A2" office:value-type="string">
            <text:p text:style-name="P18">0.<text:span text:style-name="T9">3844</text:span></text:p>
          </table:table-cell>
          <table:table-cell table:style-name="Tableau1.C2" office:value-type="string">
            <text:p text:style-name="P22">17.965</text:p>
          </table:table-cell>
        </table:table-row>
        <table:table-row>
          <table:table-cell table:style-name="Tableau1.A2" office:value-type="string">
            <text:p text:style-name="P16">64</text:p>
          </table:table-cell>
          <table:table-cell table:style-name="Tableau1.A2" office:value-type="string">
            <text:p text:style-name="P18">0.36<text:span text:style-name="T9">02</text:span></text:p>
          </table:table-cell>
          <table:table-cell table:style-name="Tableau1.C2" office:value-type="string">
            <text:p text:style-name="P20">19.<text:span text:style-name="T10">172</text:span></text:p>
          </table:table-cell>
        </table:table-row>
      </table:table>
      <text:p text:style-name="P7"/>
      <text:p text:style-name="P25"><text:tab/></text:p>
      <text:p text:style-name="P25"><text:tab/>Table of results for integral.c program with the function « x » on the interval [5;9] and a <text:tab/>sample of 2000000 points:</text:p>
      <text:p text:style-name="P11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7">Number of threads</text:p>
          </table:table-cell>
          <table:table-cell table:style-name="Tableau2.A1" office:value-type="string">
            <text:p text:style-name="P17">Execution time <text:span text:style-name="T7">(in seconds)</text:span></text:p>
          </table:table-cell>
          <table:table-cell table:style-name="Tableau2.C1" office:value-type="string">
            <text:p text:style-name="P24">Speedup over single threaded version</text:p>
          </table:table-cell>
        </table:table-row>
        <table:table-row>
          <table:table-cell table:style-name="Tableau2.A2" office:value-type="string">
            <text:p text:style-name="P17">1</text:p>
          </table:table-cell>
          <table:table-cell table:style-name="Tableau2.A2" office:value-type="string">
            <text:p text:style-name="P20">0.017<text:span text:style-name="T10">81</text:span></text:p>
          </table:table-cell>
          <table:table-cell table:style-name="Tableau2.C2" office:value-type="string">
            <text:p text:style-name="P20">1</text:p>
          </table:table-cell>
        </table:table-row>
        <table:table-row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21">0.008<text:span text:style-name="T10">996</text:span></text:p>
          </table:table-cell>
          <table:table-cell table:style-name="Tableau2.C2" office:value-type="string">
            <text:p text:style-name="P20">1.9<text:span text:style-name="T10">79</text:span></text:p>
          </table:table-cell>
        </table:table-row>
        <table:table-row>
          <table:table-cell table:style-name="Tableau2.A2" office:value-type="string">
            <text:p text:style-name="P17">4</text:p>
          </table:table-cell>
          <table:table-cell table:style-name="Tableau2.A2" office:value-type="string">
            <text:p text:style-name="P21">0.00466<text:span text:style-name="T10">2</text:span></text:p>
          </table:table-cell>
          <table:table-cell table:style-name="Tableau2.C2" office:value-type="string">
            <text:p text:style-name="P20">3.<text:span text:style-name="T10">820</text:span></text:p>
          </table:table-cell>
        </table:table-row>
        <table:table-row>
          <table:table-cell table:style-name="Tableau2.A2" office:value-type="string">
            <text:p text:style-name="P17">8</text:p>
          </table:table-cell>
          <table:table-cell table:style-name="Tableau2.A2" office:value-type="string">
            <text:p text:style-name="P19">0.<text:span text:style-name="T8">002666</text:span></text:p>
          </table:table-cell>
          <table:table-cell table:style-name="Tableau2.C2" office:value-type="string">
            <text:p text:style-name="P21">6.<text:span text:style-name="T10">680</text:span></text:p>
          </table:table-cell>
        </table:table-row>
        <table:table-row>
          <table:table-cell table:style-name="Tableau2.A2" office:value-type="string">
            <text:p text:style-name="P17">16</text:p>
          </table:table-cell>
          <table:table-cell table:style-name="Tableau2.A2" office:value-type="string">
            <text:p text:style-name="P19">0.<text:span text:style-name="T8">00172</text:span></text:p>
          </table:table-cell>
          <table:table-cell table:style-name="Tableau2.C2" office:value-type="string">
            <text:p text:style-name="P20">1<text:span text:style-name="T8">0.354</text:span></text:p>
          </table:table-cell>
        </table:table-row>
        <table:table-row>
          <table:table-cell table:style-name="Tableau2.A2" office:value-type="string">
            <text:p text:style-name="P17">32</text:p>
          </table:table-cell>
          <table:table-cell table:style-name="Tableau2.A2" office:value-type="string">
            <text:p text:style-name="P19">0.<text:span text:style-name="T8">003337</text:span></text:p>
          </table:table-cell>
          <table:table-cell table:style-name="Tableau2.C2" office:value-type="string">
            <text:p text:style-name="P21">5.<text:span text:style-name="T10">337</text:span></text:p>
          </table:table-cell>
        </table:table-row>
        <table:table-row>
          <table:table-cell table:style-name="Tableau2.A2" office:value-type="string">
            <text:p text:style-name="P17">48</text:p>
          </table:table-cell>
          <table:table-cell table:style-name="Tableau2.A2" office:value-type="string">
            <text:p text:style-name="P19">0.<text:span text:style-name="T8">003728</text:span></text:p>
          </table:table-cell>
          <table:table-cell table:style-name="Tableau2.C2" office:value-type="string">
            <text:p text:style-name="P22">4.777</text:p>
          </table:table-cell>
        </table:table-row>
        <table:table-row>
          <table:table-cell table:style-name="Tableau2.A2" office:value-type="string">
            <text:p text:style-name="P17">64</text:p>
          </table:table-cell>
          <table:table-cell table:style-name="Tableau2.A2" office:value-type="string">
            <text:p text:style-name="P19">0.<text:span text:style-name="T8">003825</text:span></text:p>
          </table:table-cell>
          <table:table-cell table:style-name="Tableau2.C2" office:value-type="string">
            <text:p text:style-name="P21">4.<text:span text:style-name="T10">656</text:span></text:p>
          </table:table-cell>
        </table:table-row>
      </table:table>
      <text:p text:style-name="P11"/>
      <text:p text:style-name="P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3- <text:tab/>Compare the speedups you measured on the SCITAS machines, to what you <text:tab/>predicted in <text:tab/>Task 1. If they are different, why?</text:p>
      <text:p text:style-name="P15"/>
      <text:p text:style-name="P12">A. : <text:tab/><text:span text:style-name="T11">For the pi.c program, our expectations were right : the more the number of threads running <text:tab/>in parallel is high, the more the theoretical speedup of the execution of the whole task <text:tab/>increases. Amdahl's law still states that the theoretical speedup is always limited by the part <text:tab/>of the task that cannot benefit from the improvement. Because the program is obviously not <text:tab/>totally parallelized, the upper bound of the theoretical speedup is not the infinite. That's why <text:tab/>the speedup is increasing slower when the number of threads becomes very high, and then <text:tab/>tends to reach a maximum possible value.</text:span></text:p>
      <text:p text:style-name="P12"/>
      <text:p text:style-name="P13"><text:tab/><text:span text:style-name="T12">But for the integral.c program, we have a contradiction in our expectations. When the <text:tab/>number of treads becomes high, the speedup over the single threaded version stops <text:tab/>increasing and start to continuously decrease. We then can admit that there still exists a <text:tab/>value for the number of threads that lets the speedup reach a peek performance, but then, we <text:tab/>see that a performance increase in one part of the system can negatively impact its overall <text:tab/>performance in direct contradiction to the way Amdahl’s Law is instructed.</text:span></text:p>
      <text:p text:style-name="P13"/>
      <text:p text:style-name="P14"><text:tab/><text:span text:style-name="T13">This is due by the fact that a thread needs resources such as CPU resources, RAM resources, <text:tab/>Network and/or hard drive resources. All of these resources are finite and any one can <text:tab/>limit the performance of a system. If a thread is consuming too much of these limited <text:tab/>resources, or if too much threads are consuming them at the same time (in our case), then <text:tab/>this can cause bottlenecks, and situations where threads are fighting for resour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23:43:12.271334064</meta:creation-date>
    <dc:date>2017-10-08T16:25:51.813585941</dc:date>
    <meta:editing-duration>PT1H30S</meta:editing-duration>
    <meta:editing-cycles>17</meta:editing-cycles>
    <meta:generator>LibreOffice/5.0.5.2$Linux_X86_64 LibreOffice_project/00m0$Build-2</meta:generator>
    <meta:document-statistic meta:table-count="2" meta:image-count="0" meta:object-count="0" meta:page-count="3" meta:paragraph-count="71" meta:word-count="933" meta:character-count="5445" meta:non-whitespace-character-count="4488"/>
  </office:meta>
</office:document-meta>
</file>